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-top="none" fo:border-bottom="thin solid #3F3F3F" fo:border-left="none" fo:border-right="thin solid #3F3F3F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Excel_32_Built-in_32_Check_32_Cell" style:data-style-name="N0">
      <style:table-cell-properties fo:border-top="none" fo:border-bottom="thin solid #3F3F3F" fo:border-left="thin solid #3F3F3F" fo:border-right="thin solid #3F3F3F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Excel_32_Built-in_32_Check_32_Cell" style:data-style-name="N0">
      <style:table-cell-properties fo:border-top="none" fo:border-bottom="thin solid #3F3F3F" fo:border-left="thin solid #3F3F3F" fo:border-right="none" style:vertical-align="automatic" fo:wrap-option="wrap" fo:background-color="#A5A5A5" style:cell-protect="protected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019" table:default-cell-style-name="ce1"/>
        <table:table-column table:style-name="co5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4">
            <text:p>Persona Encarregada</text:p>
          </table:table-cell>
          <table:table-cell office:value-type="string" table:style-name="ce4">
            <text:p>Previsió</text:p>
          </table:table-cell>
          <table:table-cell office:value-type="string" table:style-name="ce5">
            <text:p>Temps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mòdul background per l'scroll</text:p>
          </table:table-cell>
          <table:table-cell table:number-columns-repeated="2" table:style-name="ce7"/>
          <table:table-cell office:value-type="string" table:style-name="ce8">
            <text:p>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musica modulos</text:p>
          </table:table-cell>
          <table:table-cell office:value-type="string" table:style-name="ce7">
            <text:p>Ferran, Jose, Adriá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number-rows-repeated="2" table:style-name="ro2">
          <table:table-cell office:value-type="string" table:style-name="ce6">
            <text:p>Arreglar Salto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Hadoke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odulo player 2</text:p>
          </table:table-cell>
          <table:table-cell office:value-type="string" table:style-name="ce7">
            <text:p>Jose, 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itbox hdk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Golpear al oponente con hdk y animacion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1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Make players collid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3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layers shouldnt move beyond camer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35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background colliders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4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Fade out fade i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colliders detection</text:p>
          </table:table-cell>
          <table:table-cell office:value-type="string" table:style-name="ce7">
            <text:p>Adriá</text:p>
          </table:table-cell>
          <table:table-cell office:value-type="string" table:style-name="ce9">
            <text:p>0:30 h</text:p>
          </table:table-cell>
          <table:table-cell office:value-type="string" table:style-name="ce8">
            <text:p>1:1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ing detection formula</text:p>
          </table:table-cell>
          <table:table-cell office:value-type="string" table:style-name="ce7">
            <text:p>Adrià</text:p>
          </table:table-cell>
          <table:table-cell office:value-type="string" table:style-name="ce7">
            <text:p>0:20h</text:p>
          </table:table-cell>
          <table:table-cell office:value-type="string" table:style-name="ce8">
            <text:p>0:20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xed camera scrolling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0:30h</text:p>
          </table:table-cell>
          <table:table-cell office:value-type="string" table:style-name="ce8">
            <text:p>0:15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Improving “add bounds to stage” function</text:p>
          </table:table-cell>
          <table:table-cell office:value-type="string" table:style-name="ce7">
            <text:p>Adria</text:p>
          </table:table-cell>
          <table:table-cell office:value-type="string" table:style-name="ce7">
            <text:p>1h</text:p>
          </table:table-cell>
          <table:table-cell office:value-type="string" table:style-name="ce8">
            <text:p>1:15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Maquetar proyecte final per fer les tasques Handout 5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:30 h</text:p>
          </table:table-cell>
          <table:table-cell office:value-type="string" table:style-name="ce8">
            <text:p>2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Welcome Pag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1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nviar spritesheets escenaris Handout</text:p>
          </table:table-cell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er End Battle Scree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30 h</text:p>
          </table:table-cell>
          <table:table-cell office:value-type="string" table:style-name="ce8">
            <text:p>0:2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orregir errores del commit Ferrán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-</text:p>
          </table:table-cell>
          <table:table-cell office:value-type="string" table:style-name="ce8">
            <text:p>0:45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Hacer que el tiempo de las animaciones se cuente por frames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1 h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Añadir logica para tener diferentes hitboxes en cada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3:00 h</text:p>
          </table:table-cell>
          <table:table-cell office:value-type="string" table:style-name="ce8">
            <text:p>1:30 h …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Ken stage</text:p>
          </table:table-cell>
          <table:table-cell office:value-type="string" table:style-name="ce7">
            <text:p>Jose</text:p>
          </table:table-cell>
          <table:table-cell office:value-type="string" table:style-name="ce7">
            <text:p>3:00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Jose</text:p>
          </table:table-cell>
          <table:table-cell table:style-name="ce7"/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Adriá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min</text:p>
          </table:table-cell>
          <table:table-cell office:value-type="string" table:style-name="ce8">
            <text:p>1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General improvement of code</text:p>
          </table:table-cell>
          <table:table-cell office:value-type="string" table:style-name="ce7">
            <text:p>Rafa</text:p>
          </table:table-cell>
          <table:table-cell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objeto frame</text:p>
          </table:table-cell>
          <table:table-cell office:value-type="string" table:style-name="ce7">
            <text:p>Rafa</text:p>
          </table:table-cell>
          <table:table-cell office:value-type="string" table:style-name="ce7">
            <text:p>0:20 h</text:p>
          </table:table-cell>
          <table:table-cell office:value-type="string" table:style-name="ce8">
            <text:p>0:30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Fijar la cámar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Hacer colisiones con proyectil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office:value-type="string" table:style-name="ce8">
            <text:p>4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Cambiar módulo Honda por Sagat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ñadir tipo hit en collider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30 min</text:p>
          </table:table-cell>
          <table:table-cell office:value-type="string" table:style-name="ce8">
            <text:p>20 min</text:p>
          </table:table-cell>
          <table:table-cell table:number-columns-repeated="3" table:style-name="ce2"/>
          <table:table-cell table:number-columns-repeated="16377"/>
        </table:table-row>
        <table:table-row table:style-name="ro3">
          <table:table-cell office:value-type="string" table:style-name="ce6">
            <text:p>Ser golpeado al recibir puñetazo / patada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2 h</text:p>
          </table:table-cell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Arreglar hitbox Hadoken Player 2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 h</text:p>
          </table:table-cell>
          <table:table-cell office:value-type="string" table:style-name="ce8">
            <text:p>45 min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pivotes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10 h</text:p>
          </table:table-cell>
          <table:table-cell office:value-type="string" table:style-name="ce8">
            <text:p>3 h</text:p>
          </table:table-cell>
          <table:table-cell table:number-columns-repeated="3" table:style-name="ce2"/>
          <table:table-cell table:number-columns-repeated="16377"/>
        </table:table-row>
        <table:table-row table:style-name="ro2">
          <table:table-cell office:value-type="string" table:style-name="ce6">
            <text:p>Poner frames de cada movimiento</text:p>
          </table:table-cell>
          <table:table-cell office:value-type="string" table:style-name="ce7">
            <text:p>Ferran</text:p>
          </table:table-cell>
          <table:table-cell office:value-type="string" table:style-name="ce7">
            <text:p>5 h</text:p>
          </table:table-cell>
          <table:table-cell office:value-type="string" table:style-name="ce8">
            <text:p>1 h 30 min</text:p>
          </table:table-cell>
          <table:table-cell table:number-columns-repeated="3" table:style-name="ce2"/>
          <table:table-cell table:number-columns-repeated="16377"/>
        </table:table-row>
        <table:table-row table:number-rows-repeated="3" table:style-name="ro2">
          <table:table-cell table:style-name="ce6"/>
          <table:table-cell table:number-columns-repeated="2" table:style-name="ce7"/>
          <table:table-cell table:style-name="ce8"/>
          <table:table-cell table:number-columns-repeated="3" table:style-name="ce2"/>
          <table:table-cell table:number-columns-repeated="16377"/>
        </table:table-row>
        <table:table-row table:style-name="ro1">
          <table:table-cell table:style-name="ce10"/>
          <table:table-cell table:number-columns-repeated="2" table:style-name="ce11"/>
          <table:table-cell table:style-name="ce12"/>
          <table:table-cell table:number-columns-repeated="3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10483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1T19:14:01Z</dc:date>
    <meta:editing-cycles>11</meta:editing-cycles>
    <meta:editing-duration>PT16235S</meta:editing-duration>
  </office:meta>
</office:document-meta>
</file>